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6694in" table:align="left"/>
    </style:style>
    <style:style style:name="Table1.A" style:family="table-column">
      <style:table-column-properties style:column-width="0.0972in"/>
    </style:style>
    <style:style style:name="Table1.B" style:family="table-column">
      <style:table-column-properties style:column-width="3.5722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2.5278in" table:align="left"/>
    </style:style>
    <style:style style:name="Table2.A" style:family="table-column">
      <style:table-column-properties style:column-width="0.1806in"/>
    </style:style>
    <style:style style:name="Table2.B" style:family="table-column">
      <style:table-column-properties style:column-width="2.347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5.9569in" table:align="left"/>
    </style:style>
    <style:style style:name="Table3.A" style:family="table-column">
      <style:table-column-properties style:column-width="0.0972in"/>
    </style:style>
    <style:style style:name="Table3.B" style:family="table-column">
      <style:table-column-properties style:column-width="5.8597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4.3153in" table:align="left"/>
    </style:style>
    <style:style style:name="Table4.A" style:family="table-column">
      <style:table-column-properties style:column-width="0.0972in"/>
    </style:style>
    <style:style style:name="Table4.B" style:family="table-column">
      <style:table-column-properties style:column-width="4.2181in"/>
    </style:style>
    <style:style style:name="Table4.A1" style:family="table-cell">
      <style:table-cell-properties style:vertical-align="middle"/>
    </style:style>
    <style:style style:name="Table5" style:family="table">
      <style:table-properties style:width="2.5611in" table:align="left"/>
    </style:style>
    <style:style style:name="Table5.A" style:family="table-column">
      <style:table-column-properties style:column-width="0.0972in"/>
    </style:style>
    <style:style style:name="Table5.B" style:family="table-column">
      <style:table-column-properties style:column-width="2.4639in"/>
    </style:style>
    <style:style style:name="Table5.A1" style:family="table-cell">
      <style:table-cell-properties style:vertical-align="middle"/>
    </style:style>
    <style:style style:name="T1" style:family="text">
      <style:text-properties fo:font-size="14pt"/>
    </style:style>
    <style:style style:name="T2" style:family="text">
      <style:text-properties style:font-size-asian="14pt"/>
    </style:style>
    <style:style style:name="T3" style:family="text">
      <style:text-properties fo:font-size="18pt"/>
    </style:style>
    <style:style style:name="T4" style:family="text">
      <style:text-properties style:font-size-asian="18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b_post_title_url"/><text:a xlink:type="simple" xlink:href="https://www.cnblogs.com/tyty-Somnuspoppy/p/9361821.html" text:style-name="Internet_20_link" text:visited-style-name="Visited_20_Internet_20_Link">关于C++中vector&lt;vector&lt;int&gt; &gt;的使用</text:a> </text:h>
      <text:section text:style-name="Sect1" text:name="cnblogs_post_body">
        <text:p text:style-name="Text_20_body"><text:span text:style-name="Strong_20_Emphasis">1、定义</text:span></text:p>
        <text:section text:style-name="Sect1" text:name="highlighter_93163"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Table_20_Contents">1</text:p>
                <text:p text:style-name="Table_20_Contents">2</text:p>
              </table:table-cell>
              <table:table-cell table:style-name="Table1.A1" office:value-type="string">
                <text:p text:style-name="Table_20_Contents"><text:span text:style-name="Source_20_Text">vector&lt;vector&lt;int&gt;&gt; A;//错误的定义方式</text:span></text:p>
                <text:p text:style-name="Table_20_Contents"><text:span text:style-name="Source_20_Text">vector&lt;vector&lt;int&gt; &gt; A;//正确的定义方式</text:span></text:p>
              </table:table-cell>
            </table:table-row>
          </table:table>
        </text:section>
        <text:p text:style-name="Text_20_body"><text:span text:style-name="Strong_20_Emphasis">2、插入元素</text:span></text:p>
        <text:p text:style-name="Text_20_body"><text:span text:style-name="Strong_20_Emphasis"><text:span text:style-name="T2">若想定义</text:span></text:span><text:span text:style-name="Strong_20_Emphasis"><text:span text:style-name="T1">A = [[0,1,2],[3,4]]</text:span></text:span><text:span text:style-name="Strong_20_Emphasis"><text:span text:style-name="T2">，有两种方法。</text:span></text:span></text:p>
        <text:p text:style-name="Text_20_body"><text:span text:style-name="Strong_20_Emphasis"><text:span text:style-name="T2">（</text:span></text:span><text:span text:style-name="Strong_20_Emphasis"><text:span text:style-name="T1">1</text:span></text:span><text:span text:style-name="Strong_20_Emphasis"><text:span text:style-name="T2">）定义</text:span></text:span><text:span text:style-name="Strong_20_Emphasis"><text:span text:style-name="T1">vector B</text:span></text:span><text:span text:style-name="Strong_20_Emphasis"><text:span text:style-name="T2">分别为</text:span></text:span><text:span text:style-name="Strong_20_Emphasis"><text:span text:style-name="T1">[0,1,2]</text:span></text:span><text:span text:style-name="Strong_20_Emphasis"><text:span text:style-name="T2">和</text:span></text:span><text:span text:style-name="Strong_20_Emphasis"><text:span text:style-name="T1">[3,4]</text:span></text:span><text:span text:style-name="Strong_20_Emphasis"><text:span text:style-name="T2">，然后放入</text:span></text:span><text:span text:style-name="Strong_20_Emphasis"><text:span text:style-name="T1">vector A</text:span></text:span><text:span text:style-name="Strong_20_Emphasis"><text:span text:style-name="T2">。</text:span></text:span></text:p>
        <text:section text:style-name="Sect1" text:name="highlighter_379442">
          <table:table table:name="Table2" table:style-name="Table2">
            <table:table-column table:style-name="Table2.A"/>
            <table:table-column table:style-name="Table2.B"/>
            <table:table-row>
              <table:table-cell table:style-name="Table2.A1" office:value-type="string">
                <text:p text:style-name="Table_20_Contents">1</text:p>
                <text:p text:style-name="Table_20_Contents">2</text:p>
                <text:p text:style-name="Table_20_Contents">3</text:p>
                <text:p text:style-name="Table_20_Contents">4</text:p>
                <text:p text:style-name="Table_20_Contents">5</text:p>
                <text:p text:style-name="Table_20_Contents">6</text:p>
                <text:p text:style-name="Table_20_Contents">7</text:p>
                <text:p text:style-name="Table_20_Contents">8</text:p>
                <text:p text:style-name="Table_20_Contents">9</text:p>
                <text:p text:style-name="Table_20_Contents">10</text:p>
                <text:p text:style-name="Table_20_Contents">11</text:p>
                <text:p text:style-name="Table_20_Contents">12</text:p>
                <text:p text:style-name="Table_20_Contents">13</text:p>
                <text:p text:style-name="Table_20_Contents">14</text:p>
              </table:table-cell>
              <table:table-cell table:style-name="Table2.A1" office:value-type="string">
                <text:p text:style-name="Table_20_Contents"><text:span text:style-name="Source_20_Text">vector&lt;vector&lt;int&gt; &gt; A;</text:span></text:p>
                <text:p text:style-name="Table_20_Contents"> </text:p>
                <text:p text:style-name="Table_20_Contents"><text:span text:style-name="Source_20_Text">vector&lt;int&gt; B;</text:span></text:p>
                <text:p text:style-name="Table_20_Contents"><text:span text:style-name="Source_20_Text">B.push_back(0);</text:span></text:p>
                <text:p text:style-name="Table_20_Contents"><text:span text:style-name="Source_20_Text">B.push_back(1);</text:span></text:p>
                <text:p text:style-name="Table_20_Contents"><text:span text:style-name="Source_20_Text">B.push_back(2);</text:span></text:p>
                <text:p text:style-name="Table_20_Contents"> </text:p>
                <text:p text:style-name="Table_20_Contents"><text:span text:style-name="Source_20_Text">A.push_back(B);</text:span></text:p>
                <text:p text:style-name="Table_20_Contents"> </text:p>
                <text:p text:style-name="Table_20_Contents"><text:span text:style-name="Source_20_Text">B.clear();</text:span></text:p>
                <text:p text:style-name="Table_20_Contents"><text:span text:style-name="Source_20_Text">B.push_back(3);</text:span></text:p>
                <text:p text:style-name="Table_20_Contents"><text:span text:style-name="Source_20_Text">B.push_back(4);</text:span></text:p>
                <text:p text:style-name="Table_20_Contents"> </text:p>
                <text:p text:style-name="Table_20_Contents"><text:span text:style-name="Source_20_Text">A.push_back(B);</text:span></text:p>
              </table:table-cell>
            </table:table-row>
          </table:table>
        </text:section>
        <text:p text:style-name="Text_20_body"> <text:span text:style-name="Strong_20_Emphasis">（2）</text:span></text:p>
        <text:section text:style-name="Sect1" text:name="highlighter_219005">
          <table:table table:name="Table3" table:style-name="Table3">
            <table:table-column table:style-name="Table3.A"/>
            <table:table-column table:style-name="Table3.B"/>
            <table:table-row>
              <table:table-cell table:style-name="Table3.A1" office:value-type="string">
                <text:p text:style-name="Table_20_Contents">1</text:p>
                <text:p text:style-name="Table_20_Contents">2</text:p>
                <text:p text:style-name="Table_20_Contents">3</text:p>
                <text:p text:style-name="Table_20_Contents">4</text:p>
                <text:p text:style-name="Table_20_Contents">5</text:p>
                <text:p text:style-name="Table_20_Contents">6</text:p>
                <text:p text:style-name="Table_20_Contents">7</text:p>
              </table:table-cell>
              <table:table-cell table:style-name="Table3.A1" office:value-type="string">
                <text:p text:style-name="Table_20_Contents"><text:span text:style-name="Source_20_Text">vector&lt;vector&lt;int&gt; &gt; A;</text:span></text:p>
                <text:p text:style-name="Table_20_Contents"><text:span text:style-name="Source_20_Text">for(int</text:span> <text:span text:style-name="Source_20_Text">i = 0; i &lt; 2; ++i)  A.push_back(vector&lt;int&gt;());   </text:span></text:p>
                <text:p text:style-name="Table_20_Contents"><text:span text:style-name="Source_20_Text">A[0].push_back(0);</text:span></text:p>
                <text:p text:style-name="Table_20_Contents"><text:span text:style-name="Source_20_Text">A[0].push_back(1);</text:span></text:p>
                <text:p text:style-name="Table_20_Contents"><text:span text:style-name="Source_20_Text">A[0].push_back(2);</text:span></text:p>
                <text:p text:style-name="Table_20_Contents"><text:span text:style-name="Source_20_Text">A[1].push_back(3);</text:span></text:p>
                <text:p text:style-name="Table_20_Contents"><text:span text:style-name="Source_20_Text">A[1].push_back(4);</text:span></text:p>
              </table:table-cell>
            </table:table-row>
          </table:table>
        </text:section>
        <text:p text:style-name="Text_20_body"> <text:span text:style-name="Strong_20_Emphasis">3、长度</text:span></text:p>
        <text:section text:style-name="Sect1" text:name="highlighter_522053">
          <table:table table:name="Table4" table:style-name="Table4">
            <table:table-column table:style-name="Table4.A"/>
            <table:table-column table:style-name="Table4.B"/>
            <table:table-row>
              <table:table-cell table:style-name="Table4.A1" office:value-type="string">
                <text:p text:style-name="Table_20_Contents">1</text:p>
                <text:p text:style-name="Table_20_Contents">2</text:p>
                <text:p text:style-name="Table_20_Contents">3</text:p>
                <text:p text:style-name="Table_20_Contents">4</text:p>
              </table:table-cell>
              <table:table-cell table:style-name="Table4.A1" office:value-type="string">
                <text:p text:style-name="Table_20_Contents"><text:span text:style-name="Source_20_Text">//vector&lt;vector&lt;int&gt; &gt;A中的vector元素的个数</text:span></text:p>
                <text:p text:style-name="Table_20_Contents"><text:span text:style-name="Source_20_Text">len = A.size();</text:span></text:p>
                <text:p text:style-name="Table_20_Contents"><text:span text:style-name="Source_20_Text">//vector&lt;vector&lt;int&gt; &gt;A中第i个vector元素的长度</text:span></text:p>
                <text:p text:style-name="Table_20_Contents"><text:span text:style-name="Source_20_Text">len = A[i].size();</text:span></text:p>
              </table:table-cell>
            </table:table-row>
          </table:table>
        </text:section>
        <text:p text:style-name="Text_20_body"><text:span text:style-name="Strong_20_Emphasis"><text:span text:style-name="T3">4</text:span></text:span><text:span text:style-name="Strong_20_Emphasis"><text:span text:style-name="T4">、访问某元素</text:span></text:span></text:p>
        <text:p text:style-name="Text_20_body"><text:span text:style-name="Strong_20_Emphasis"><text:span text:style-name="T2">访问某元素时，方法和二维数组相同，例如：</text:span></text:span></text:p>
        <text:section text:style-name="Sect1" text:name="highlighter_622440">
          <table:table table:name="Table5" table:style-name="Table5">
            <table:table-column table:style-name="Table5.A"/>
            <table:table-column table:style-name="Table5.B"/>
            <table:table-row>
              <table:table-cell table:style-name="Table5.A1" office:value-type="string">
                <text:p text:style-name="Table_20_Contents">1</text:p>
                <text:p text:style-name="Table_20_Contents">2</text:p>
              </table:table-cell>
              <table:table-cell table:style-name="Table5.A1" office:value-type="string">
                <text:p text:style-name="Table_20_Contents"><text:span text:style-name="Source_20_Text">//根据前面的插入，可知输出1。</text:span></text:p>
                <text:p text:style-name="Table_20_Contents"><text:span text:style-name="Source_20_Text">printf("%d\n", A[0][1]);</text:span></text:p>
              </table:table-cell>
            </table:table-row>
          </table:table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3:58:21.788504244</meta:creation-date>
    <dc:date>2019-09-11T13:58:55.169690551</dc:date>
    <meta:editing-duration>PT38S</meta:editing-duration>
    <meta:editing-cycles>1</meta:editing-cycles>
    <meta:document-statistic meta:table-count="5" meta:image-count="0" meta:object-count="0" meta:page-count="1" meta:paragraph-count="67" meta:word-count="211" meta:character-count="720" meta:non-whitespace-character-count="681"/>
    <meta:generator>LibreOffice/5.1.6.2$Linux_X86_64 LibreOffice_project/10m0$Build-2</meta:generator>
  </office:meta>
</office:document-meta>
</file>